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 table:number-columns-spanned="8" table:number-rows-spanned="1">
            <text:p>ID</text:p>
          </table:table-cell>
          <table:covered-table-cell table:number-columns-repeated="7"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 table:number-columns-spanned="8" table:number-rows-spanned="1">
            <text:p>declared max range</text:p>
          </table:table-cell>
          <table:covered-table-cell table:number-columns-repeated="7" table:style-name="ce10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 table:number-columns-spanned="2" table:number-rows-spanned="1">
            <text:p>x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y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z coo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padding</text:p>
          </table:table-cell>
          <table:covered-table-cell table:style-name="ce1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5:38:57.58905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15T15:39:00.575813149</dc:date>
    <meta:editing-duration>PT30M14S</meta:editing-duration>
    <meta:editing-cycles>13</meta:editing-cycles>
    <meta:generator>LibreOffice/6.0.6.2$Linux_X86_64 LibreOffice_project/00m0$Build-2</meta:generator>
    <meta:document-statistic meta:table-count="1" meta:cell-count="22" meta:object-count="0"/>
  </office:meta>
</office:document-meta>
</file>